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weight="bold" style:font-weight-asian="bold" style:font-weight-complex="bold" fo:font-size="22pt" style:font-size-asian="22pt" style:font-size-complex="22pt"/>
    </style:style>
    <style:style style:name="P2"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3"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4" style:parent-style-name="Normal" style:family="paragraph">
      <style:paragraph-properties fo:break-before="page"/>
      <style:text-properties style:font-name-complex="Calibri" fo:font-weight="bold" style:font-weight-asian="bold" style:font-weight-complex="bold" fo:font-size="22pt" style:font-size-asian="22pt" style:font-size-complex="22pt"/>
    </style:style>
    <style:style style:name="T5" style:parent-style-name="Policepardéfaut" style:family="text">
      <style:text-properties style:font-name="Calibri" style:font-name-complex="Calibri" fo:font-size="18pt" style:font-size-asian="18pt" style:font-size-complex="18pt"/>
    </style:style>
    <style:style style:name="P6" style:parent-style-name="TM1" style:family="paragraph">
      <style:paragraph-properties>
        <style:tab-stops>
          <style:tab-stop style:type="right" style:leader-style="dotted" style:leader-text="." style:position="6.293in"/>
        </style:tab-stops>
      </style:paragraph-properties>
    </style:style>
    <style:style style:name="T7" style:parent-style-name="Lienhypertexte" style:family="text">
      <style:text-properties style:font-name-complex="Calibri"/>
    </style:style>
    <style:style style:name="P8" style:parent-style-name="TM1" style:family="paragraph">
      <style:paragraph-properties>
        <style:tab-stops>
          <style:tab-stop style:type="right" style:leader-style="dotted" style:leader-text="." style:position="6.293in"/>
        </style:tab-stops>
      </style:paragraph-properties>
    </style:style>
    <style:style style:name="T9" style:parent-style-name="Lienhypertexte" style:family="text">
      <style:text-properties style:font-name-complex="Calibri"/>
    </style:style>
    <style:style style:name="P10" style:parent-style-name="Normal" style:family="paragraph">
      <style:text-properties style:font-name-complex="Calibri" fo:font-weight="bold" style:font-weight-asian="bold" style:font-weight-complex="bold" fo:font-size="22pt" style:font-size-asian="22pt" style:font-size-complex="22pt"/>
    </style:style>
    <style:style style:name="P11" style:parent-style-name="Normal" style:family="paragraph">
      <style:paragraph-properties fo:break-before="page"/>
      <style:text-properties style:font-name-complex="Calibri" fo:font-weight="bold" style:font-weight-asian="bold" style:font-weight-complex="bold" fo:font-size="22pt" style:font-size-asian="22pt" style:font-size-complex="22pt"/>
    </style:style>
    <style:style style:name="P12" style:parent-style-name="Titre1" style:family="paragraph">
      <style:text-properties style:font-name="Calibri" style:font-name-complex="Calibri"/>
    </style:style>
    <style:style style:name="P13" style:parent-style-name="Normal" style:family="paragraph">
      <style:text-properties style:font-name-complex="Calibri"/>
    </style:style>
    <style:style style:name="T14" style:parent-style-name="Policepardéfaut" style:family="text">
      <style:text-properties style:font-name-complex="Calibri"/>
    </style:style>
    <style:style style:name="T15" style:parent-style-name="Policepardéfaut" style:family="text">
      <style:text-properties style:font-name-complex="Calibri" fo:font-size="12pt" style:font-size-asian="12pt" style:font-size-complex="12pt"/>
    </style:style>
    <style:style style:name="P16" style:parent-style-name="Paragraphedeliste" style:list-style-name="LFO4" style:family="paragraph">
      <style:text-properties style:font-name-complex="Calibri" fo:font-size="12pt" style:font-size-asian="12pt" style:font-size-complex="12pt"/>
    </style:style>
    <style:style style:name="P17" style:parent-style-name="Paragraphedeliste" style:list-style-name="LFO4" style:family="paragraph">
      <style:text-properties style:font-name-complex="Calibri" fo:font-size="12pt" style:font-size-asian="12pt" style:font-size-complex="12pt"/>
    </style:style>
    <style:style style:name="P18" style:parent-style-name="Paragraphedeliste" style:list-style-name="LFO4" style:family="paragraph">
      <style:text-properties style:font-name-complex="Calibri" fo:font-size="12pt" style:font-size-asian="12pt" style:font-size-complex="12pt"/>
    </style:style>
    <style:style style:name="P19" style:parent-style-name="Paragraphedeliste" style:list-style-name="LFO4" style:family="paragraph">
      <style:text-properties style:font-name-complex="Calibri" fo:font-size="12pt" style:font-size-asian="12pt" style:font-size-complex="12pt"/>
    </style:style>
    <style:style style:name="P20" style:parent-style-name="Normal" style:family="paragraph">
      <style:text-properties style:font-name-complex="Calibri" fo:font-size="12pt" style:font-size-asian="12pt" style:font-size-complex="12pt"/>
    </style:style>
    <style:style style:name="P21" style:parent-style-name="Normal" style:family="paragraph">
      <style:paragraph-properties fo:break-before="page"/>
      <style:text-properties style:font-name-complex="Calibri" fo:font-size="12pt" style:font-size-asian="12pt" style:font-size-complex="12pt"/>
    </style:style>
    <style:style style:name="P22" style:parent-style-name="Titre1" style:family="paragraph">
      <style:text-properties style:font-name="Calibri" style:font-name-complex="Calibri"/>
    </style:style>
    <style:style style:name="P23" style:parent-style-name="Normal" style:family="paragraph">
      <style:text-properties style:font-name-complex="Calibri"/>
    </style:style>
    <style:style style:name="T24" style:parent-style-name="Policepardéfaut" style:family="text">
      <style:text-properties style:font-name-complex="Calibri"/>
    </style:style>
    <style:style style:name="T25" style:parent-style-name="Policepardéfaut" style:family="text">
      <style:text-properties style:font-name-complex="Calibri" fo:font-size="12pt" style:font-size-asian="12pt" style:font-size-complex="12pt"/>
    </style:style>
    <style:style style:name="P26" style:parent-style-name="Paragraphedeliste" style:list-style-name="LFO2" style:family="paragraph"/>
    <style:style style:name="T27" style:parent-style-name="Policepardéfaut" style:family="text">
      <style:text-properties style:font-name-complex="Calibri" fo:font-size="12pt" style:font-size-asian="12pt" style:font-size-complex="12pt"/>
    </style:style>
    <style:style style:name="T28" style:parent-style-name="Policepardéfaut" style:family="text">
      <style:text-properties style:font-name-complex="Calibri"/>
    </style:style>
    <style:style style:name="P29" style:parent-style-name="Paragraphedeliste" style:list-style-name="LFO2" style:family="paragraph">
      <style:paragraph-properties fo:margin-bottom="0in" fo:line-height="100%"/>
    </style:style>
    <style:style style:name="T30" style:parent-style-name="Policepardéfaut" style:family="text">
      <style:text-properties style:font-name-asian="Times New Roman" style:font-name-complex="Calibri" fo:color="#000000" style:letter-kerning="false" fo:font-size="12pt" style:font-size-asian="12pt" style:font-size-complex="12pt" style:language-asian="fr" style:country-asian="FR"/>
    </style:style>
    <style:style style:name="P31" style:parent-style-name="Paragraphedeliste" style:list-style-name="LFO2" style:family="paragraph">
      <style:paragraph-properties fo:margin-bottom="0in" fo:line-height="100%"/>
    </style:style>
    <style:style style:name="T32" style:parent-style-name="Policepardéfaut" style:family="text">
      <style:text-properties style:font-name-asian="Times New Roman" style:font-name-complex="Calibri" fo:color="#000000" style:letter-kerning="false" fo:font-size="12pt" style:font-size-asian="12pt" style:font-size-complex="12pt" style:language-asian="fr" style:country-asian="FR"/>
    </style:style>
    <style:style style:name="P33" style:parent-style-name="Paragraphedeliste" style:list-style-name="LFO2" style:family="paragraph">
      <style:paragraph-properties fo:margin-bottom="0in" fo:line-height="100%"/>
      <style:text-properties style:font-name-asian="Times New Roman" style:font-name-complex="Calibri" fo:color="#000000" style:letter-kerning="false" fo:font-size="12pt" style:font-size-asian="12pt" style:font-size-complex="12pt" style:language-asian="fr" style:country-asian="FR"/>
    </style:style>
    <style:style style:name="P34" style:parent-style-name="Paragraphedeliste" style:family="paragraph">
      <style:paragraph-properties fo:margin-bottom="0in" fo:line-height="100%" fo:margin-left="1.2333in">
        <style:tab-stops/>
      </style:paragraph-properties>
      <style:text-properties style:font-name-asian="Times New Roman" style:font-name-complex="Calibri" fo:color="#000000" style:letter-kerning="false" fo:font-size="12pt" style:font-size-asian="12pt" style:font-size-complex="12pt" style:language-asian="fr" style:country-asian="FR"/>
    </style:style>
  </office:automatic-styles>
  <office:body>
    <office:text text:use-soft-page-breaks="true">
      <text:p text:style-name="P1"/>
      <text:p text:style-name="P2"/>
      <text:p text:style-name="P3">SMART FOREST</text:p>
      <text:p text:style-name="P4"/>
      <text:p text:style-name="En-têtedetabledesmatières"><text:span text:style-name="T5">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6"><text:a xlink:href="#_Toc190351781" office:target-frame-name="_top" xlink:show="replace"><text:span text:style-name="T7">Présentation du projet</text:span><text:tab/>3</text:a></text:p>
          <text:p text:style-name="P8"><text:a xlink:href="#_Toc190351782" office:target-frame-name="_top" xlink:show="replace"><text:span text:style-name="T9">EQUIPE</text:span><text:tab/>4</text:a></text:p>
        </text:index-body>
      </text:table-of-content>
      <text:p text:style-name="Normal"/>
      <text:p text:style-name="P10"/>
      <text:p text:style-name="P11"/>
      <text:h text:style-name="P12" text:outline-level="1"><text:bookmark-start text:name="_Toc190350064"/><text:bookmark-start text:name="_Toc190351781"/><text:soft-page-break/>Présentation du projet<text:bookmark-end text:name="_Toc190350064"/><text:bookmark-end text:name="_Toc190351781"/></text:h>
      <text:p text:style-name="P13"/>
      <text:p text:style-name="Normal"><text:span text:style-name="T14"><text:tab/></text:span><text:span text:style-name="T15">Notre projet consiste à créer un boîtier connecté sur un pilonne pour identifier et transmettre le plus rapidement les incendies en forêts. Pour faire cela, notre boîtier analysera plusieurs données provenant de plusieurs capteurs.</text:span></text:p>
      <text:list text:style-name="LFO4" text:continue-numbering="true">
        <text:list-item>
          <text:p text:style-name="P16">La température ambiante pour identifier les zones où la température monte.</text:p>
        </text:list-item>
        <text:list-item>
          <text:p text:style-name="P17">L'humidité pour identifier les zones sèches ou humides dans le but d'anticiper les zones à risque.</text:p>
        </text:list-item>
        <text:list-item>
          <text:p text:style-name="P18">La température en surface autour du pilonne pour identifier les départs de feu imminents.</text:p>
        </text:list-item>
        <text:list-item>
          <text:p text:style-name="P19">La présence de flammes pour identifier un feu en cours.</text:p>
        </text:list-item>
      </text:list>
      <text:p text:style-name="P20"><text:tab/>Ces boîtiers seront répartis à une certaine distance d'autres boîtiers selon un maillage, dans le but de couvrir totalement une forêt. Chaque boîtier aura une lampe pour indiquer visuellement si les données sont convenables ou si la situation devient dangereuse, de plus les données seront envoyées à un serveur pour un monitoring à distance.</text:p>
      <text:p text:style-name="P21"/>
      <text:h text:style-name="P22" text:outline-level="1"><text:bookmark-start text:name="_Toc190350065"/><text:bookmark-start text:name="_Toc190351782"/><text:soft-page-break/>EQUIPE<text:bookmark-end text:name="_Toc190350065"/><text:bookmark-end text:name="_Toc190351782"/></text:h>
      <text:p text:style-name="P23"/>
      <text:p text:style-name="Normal"><text:span text:style-name="T24"><text:tab/></text:span><text:span text:style-name="T25">L’équipe pour ce projet consiste en :</text:span></text:p>
      <text:list text:style-name="LFO2" text:continue-numbering="true">
        <text:list-item>
          <text:p text:style-name="P26"><text:span text:style-name="T27">GUINLE Loic<text:s/></text:span><text:span text:style-name="T28">( DATA )</text:span></text:p>
        </text:list-item>
        <text:list-item>
          <text:p text:style-name="P29"><text:span text:style-name="T30">BEAUFORT Quentin ( CAPTEUR )</text:span></text:p>
        </text:list-item>
        <text:list-item>
          <text:p text:style-name="P31"><text:span text:style-name="T32">LAHITTE Mathis ( PASSERELLE )</text:span></text:p>
        </text:list-item>
        <text:list-item>
          <text:p text:style-name="P33">MASSIP Romain ( APPLICATIF )</text:p>
        </text:list-item>
      </text:list>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En-têtedetabledesmatières" style:display-name="En-tête de table des matières" style:family="paragraph" style:parent-style-name="Titre1" style:next-style-name="Normal">
      <style:paragraph-properties fo:margin-top="0.1666in" fo:margin-bottom="0in"/>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main Massip</meta:initial-creator>
    <dc:creator>Romain Massip</dc:creator>
    <meta:creation-date>2025-02-13T13:37:00Z</meta:creation-date>
    <dc:date>2025-02-13T14:09:00Z</dc:date>
    <meta:template xlink:href="Normal.dotm" xlink:type="simple"/>
    <meta:editing-cycles>7</meta:editing-cycles>
    <meta:editing-duration>PT1920S</meta:editing-duration>
    <meta:document-statistic meta:page-count="4" meta:paragraph-count="2" meta:word-count="201" meta:character-count="1308" meta:row-count="9" meta:non-whitespace-character-count="1109"/>
  </office:meta>
</office:document-meta>
</file>